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Roman101" svg:font-family="LMRoman10"/>
    <style:font-face style:name="LMRoman102" svg:font-family="LMRoman10" style:font-adornments="Regular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Droid Sans Fallback2" svg:font-family="'Droid Sans Fallback'" style:font-pitch="variable"/>
    <style:font-face style:name="FreeSans4" svg:font-family="FreeSans" style:font-pitch="variable"/>
    <style:font-face style:name="LMRoman10" svg:font-family="LMRoman10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0.651cm"/>
    </style:style>
    <style:style style:name="gr5" style:family="graphic" style:parent-style-name="standard">
      <style:graphic-properties draw:stroke="none" svg:stroke-color="#000000" draw:fill="none" draw:fill-color="#ffffff" fo:min-height="0.849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standard">
      <style:graphic-properties draw:fill="solid" draw:fill-color="#ff950e" draw:opacity="50%" draw:textarea-horizontal-align="justify" draw:textarea-vertical-align="middle" draw:auto-grow-height="false" draw:shadow-opacity="50%"/>
    </style:style>
    <style:style style:name="gr8" style:family="graphic" style:parent-style-name="objectwithoutfill">
      <style:graphic-properties draw:marker-end="Arrow" draw:marker-end-width="0.1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5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5000b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style:font-name="LMRoman10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style:font-name="LMRoman10" fo:font-size="24pt" style:font-size-asian="24pt" style:font-size-complex="24pt"/>
    </style:style>
    <style:style style:name="P5" style:family="paragraph">
      <style:paragraph-properties fo:line-height="100%" fo:text-align="center"/>
      <style:text-properties style:font-name="LMRoman10" fo:font-size="13pt" fo:font-style="normal" style:font-size-asian="13pt" style:font-style-asian="normal" style:font-size-complex="13pt" style:font-style-complex="normal"/>
    </style:style>
    <style:style style:name="T1" style:family="text">
      <style:text-properties style:font-name="LMRoman10"/>
    </style:style>
    <style:style style:name="T2" style:family="text">
      <style:text-properties style:font-name="LMRoman10" fo:font-style="italic" style:font-style-asian="italic" style:font-style-complex="italic"/>
    </style:style>
    <style:style style:name="T3" style:family="text">
      <style:text-properties style:text-position="-13% 58%" style:font-name="LMRoman10" fo:font-style="italic" style:font-style-asian="italic" style:font-style-complex="italic"/>
    </style:style>
    <style:style style:name="T4" style:family="text">
      <style:text-properties style:font-name="LMRoman10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LMRoman10" fo:font-size="13pt" fo:font-style="normal" style:font-size-asian="13pt" style:font-style-asian="normal" style:font-size-complex="13pt" style:font-style-complex="normal"/>
    </style:style>
    <style:style style:name="T6" style:family="text">
      <style:text-properties style:font-name="LMRoman10" fo:font-size="13pt" fo:font-style="italic" style:font-name-asian="FreeSans2" style:font-size-asian="13pt" style:font-style-asian="italic" style:font-name-complex="FreeSans2" style:font-size-complex="13pt" style:font-style-complex="italic"/>
    </style:style>
    <style:style style:name="T7" style:family="text">
      <style:text-properties style:text-position="-13% 58%" style:font-name="LMRoman10" fo:font-size="13pt" fo:font-style="italic" style:font-size-asian="13pt" style:font-style-asian="italic" style:font-size-complex="13pt" style:font-style-complex="italic"/>
    </style:style>
    <style:style style:name="T8" style:family="text">
      <style:text-properties style:font-name="LMRoman10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text-position="-13% 58%" style:font-name="LMRoman10" fo:font-size="13pt" fo:font-style="italic" style:font-name-asian="FreeSans2" style:font-size-asian="13pt" style:font-style-asian="italic" style:font-name-complex="FreeSans2" style:font-size-complex="13pt" style:font-style-complex="italic"/>
    </style:style>
    <style:style style:name="T10" style:family="text">
      <style:text-properties style:text-position="-13% 58%" style:font-name="LMRoman102" fo:font-size="13pt" fo:font-style="italic" style:font-name-asian="LMRoman102" style:font-size-asian="13pt" style:font-style-asian="italic" style:font-name-complex="LMRoman102" style:font-size-complex="13pt" style:font-style-complex="italic"/>
    </style:style>
    <style:style style:name="T11" style:family="text">
      <style:text-properties style:font-name="LMRoman102" fo:font-size="13pt" fo:font-style="italic" style:font-name-asian="LMRoman102" style:font-size-asian="13pt" style:font-style-asian="italic" style:font-name-complex="LMRoman102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8cm" svg:height="0.7cm" svg:x="1.3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8cm" svg:height="10.2cm" svg:x="0.8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2.4cm" svg:y="0.9cm">
          <draw:text-box>
            <text:p><text:span text:style-name="T1">Open Data Portal </text:span><text:span text:style-name="T2">m</text:span></text:p>
          </draw:text-box>
        </draw:frame>
        <draw:custom-shape draw:style-name="gr2" draw:text-style-name="P1" draw:layer="layout" svg:width="3cm" svg:height="2.9cm" svg:x="1.8cm" svg:y="3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1.8cm" svg:y="4.5cm">
          <draw:text-box>
            <text:p text:style-name="P3"><text:span text:style-name="T1">Dataset </text:span></text:p>
            <text:p text:style-name="P3"><text:span text:style-name="T2">m</text:span><text:span text:style-name="T3">1</text:span></text:p>
          </draw:text-box>
        </draw:frame>
        <draw:custom-shape draw:style-name="gr2" draw:text-style-name="P1" draw:layer="layout" svg:width="3cm" svg:height="2.9cm" svg:x="6.399cm" svg:y="3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6.499cm" svg:y="4.499cm">
          <draw:text-box>
            <text:p text:style-name="P3"><text:span text:style-name="T1">Dataset </text:span></text:p>
            <text:p text:style-name="P3"><text:span text:style-name="T2">m</text:span><text:span text:style-name="T3">D</text:span></text:p>
          </draw:text-box>
        </draw:frame>
        <draw:frame draw:style-name="gr4" draw:text-style-name="P4" draw:layer="layout" svg:width="3cm" svg:height="1.45cm" svg:x="4.1cm" svg:y="4.65cm">
          <draw:text-box>
            <text:p text:style-name="P3"><text:span text:style-name="T4">...</text:span></text:p>
          </draw:text-box>
        </draw:frame>
        <draw:frame draw:style-name="gr5" draw:text-style-name="P5" draw:layer="layout" svg:width="3.2cm" svg:height="1.099cm" svg:x="1.1cm" svg:y="7.501cm">
          <draw:text-box>
            <text:p text:style-name="P3"><text:span text:style-name="T5">Local Tag </text:span><text:span text:style-name="T6">t</text:span><text:span text:style-name="T7">m1</text:span></text:p>
          </draw:text-box>
        </draw:frame>
        <draw:custom-shape draw:style-name="gr1" draw:text-style-name="P1" xml:id="id5" draw:id="id5" draw:layer="layout" svg:width="2.8cm" svg:height="0.7cm" svg:x="4.2cm" svg:y="7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cm" svg:height="1.099cm" svg:x="4cm" svg:y="7.502cm">
          <draw:text-box>
            <text:p text:style-name="P3"><text:span text:style-name="T5">Local Tag </text:span><text:span text:style-name="T8">t</text:span><text:span text:style-name="T9">m2</text:span></text:p>
          </draw:text-box>
        </draw:frame>
        <draw:custom-shape draw:style-name="gr1" draw:text-style-name="P1" xml:id="id3" draw:id="id3" draw:layer="layout" svg:width="2.8cm" svg:height="0.7cm" svg:x="7.1cm" svg:y="7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cm" svg:height="1.099cm" svg:x="6.9cm" svg:y="7.5cm">
          <draw:text-box>
            <text:p text:style-name="P3"><text:span text:style-name="T5">Local Tag </text:span><text:span text:style-name="T8">t</text:span><text:span text:style-name="T9">m3</text:span></text:p>
          </draw:text-box>
        </draw:frame>
        <draw:custom-shape draw:style-name="gr1" draw:text-style-name="P1" xml:id="id1" draw:id="id1" draw:layer="layout" svg:width="2.8cm" svg:height="0.7cm" svg:x="4.26cm" svg:y="9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3cm" svg:height="1.099cm" svg:x="4cm" svg:y="9.502cm">
          <draw:text-box>
            <text:p text:style-name="P3"><text:span text:style-name="T5">Local Tag </text:span><text:span text:style-name="T6">t</text:span><text:span text:style-name="T10">mT</text:span></text:p>
          </draw:text-box>
        </draw:frame>
        <draw:frame draw:style-name="gr6" draw:text-style-name="P4" draw:layer="layout" svg:width="3cm" svg:height="1.45cm" draw:transform="rotate (-1.57620684747608) translate (6.733cm 7.479cm)">
          <draw:text-box>
            <text:p text:style-name="P3"><text:span text:style-name="T4">...</text:span></text:p>
          </draw:text-box>
        </draw:frame>
        <draw:custom-shape draw:style-name="gr2" draw:text-style-name="P1" draw:layer="layout" svg:width="6.201cm" svg:height="17.701cm" svg:x="14.099cm" svg:y="0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14.899cm" svg:y="0.899cm">
          <draw:text-box>
            <text:p><text:span text:style-name="T1">STODaP Server</text:span></text:p>
          </draw:text-box>
        </draw:frame>
        <draw:custom-shape draw:style-name="gr7" draw:text-style-name="P1" xml:id="id4" draw:id="id4" draw:layer="layout" svg:width="3.774cm" svg:height="0.7cm" svg:x="15.526cm" svg:y="3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cm" svg:height="1.099cm" svg:x="15.4cm" svg:y="3.6cm">
          <draw:text-box>
            <text:p text:style-name="P3"><text:span text:style-name="T5">&lt;SemanticTag</text:span><text:span text:style-name="T7">1</text:span><text:span text:style-name="T5">&gt;</text:span></text:p>
          </draw:text-box>
        </draw:frame>
        <draw:frame draw:style-name="gr4" draw:text-style-name="P4" draw:layer="layout" svg:width="3cm" svg:height="1.45cm" draw:transform="rotate (-1.57603231455088) translate (18.232cm 4.478cm)">
          <draw:text-box>
            <text:p text:style-name="P3"><text:span text:style-name="T4">...</text:span></text:p>
          </draw:text-box>
        </draw:frame>
        <draw:custom-shape draw:style-name="gr7" draw:text-style-name="P1" xml:id="id6" draw:id="id6" draw:layer="layout" svg:width="3.774cm" svg:height="0.7cm" svg:x="15.526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cm" svg:height="1.099cm" svg:x="15.396cm" svg:y="4.565cm">
          <draw:text-box>
            <text:p text:style-name="P3"><text:span text:style-name="T5">&lt;SemanticTag</text:span><text:span text:style-name="T7">2</text:span><text:span text:style-name="T5">&gt;</text:span></text:p>
          </draw:text-box>
        </draw:frame>
        <draw:custom-shape draw:style-name="gr7" draw:text-style-name="P1" xml:id="id2" draw:id="id2" draw:layer="layout" svg:width="3.774cm" svg:height="0.7cm" svg:x="15.526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1cm" svg:height="1.099cm" svg:x="15.348cm" svg:y="6.553cm">
          <draw:text-box>
            <text:p text:style-name="P3"><text:span text:style-name="T5">&lt;SemanticTag</text:span><text:span text:style-name="T7">x</text:span><text:span text:style-name="T5">&gt;</text:span></text:p>
          </draw:text-box>
        </draw:frame>
        <draw:frame draw:style-name="gr4" draw:text-style-name="P4" draw:layer="layout" svg:width="3cm" svg:height="1.45cm" draw:transform="rotate (-1.57603231455088) translate (18.032cm 8.7cm)">
          <draw:text-box>
            <text:p text:style-name="P3"><text:span text:style-name="T4">...</text:span></text:p>
          </draw:text-box>
        </draw:frame>
        <draw:line draw:style-name="gr8" draw:text-style-name="P1" draw:layer="layout" svg:x1="3.2cm" svg:y1="6.7cm" svg:x2="3.2cm" svg:y2="7.6cm">
          <text:p/>
        </draw:line>
        <draw:line draw:style-name="gr8" draw:text-style-name="P1" draw:layer="layout" svg:x1="4.6cm" svg:y1="6.5cm" svg:x2="4.6cm" svg:y2="7.598cm">
          <text:p/>
        </draw:line>
        <draw:line draw:style-name="gr8" draw:text-style-name="P1" draw:layer="layout" svg:x1="8.05cm" svg:y1="6.699cm" svg:x2="8.05cm" svg:y2="7.599cm">
          <text:p/>
        </draw:line>
        <draw:line draw:style-name="gr8" draw:text-style-name="P1" draw:layer="layout" svg:x1="6.55cm" svg:y1="6.499cm" svg:x2="6.55cm" svg:y2="7.597cm">
          <text:p/>
        </draw:line>
        <draw:connector draw:style-name="gr9" draw:text-style-name="P1" draw:layer="layout" draw:type="curve" svg:x1="7.06cm" svg:y1="9.951cm" svg:x2="15.526cm" svg:y2="7.05cm" draw:start-shape="id1" draw:start-glue-point="1" draw:end-shape="id2" draw:end-glue-point="3" svg:d="M7060 9951c6351 0 2118-2901 8466-2901" svg:viewBox="0 0 8467 2902">
          <text:p/>
        </draw:connector>
        <draw:connector draw:style-name="gr9" draw:text-style-name="P1" draw:layer="layout" draw:type="curve" draw:line-skew="-0.414cm" svg:x1="9.9cm" svg:y1="7.951cm" svg:x2="15.526cm" svg:y2="4.049cm" draw:start-shape="id3" draw:start-glue-point="1" draw:end-shape="id4" svg:d="M9900 7951c3600 0 787-3902 5626-3902" svg:viewBox="0 0 5627 3903">
          <text:p/>
        </draw:connector>
        <draw:connector draw:style-name="gr9" draw:text-style-name="P1" draw:layer="layout" draw:type="curve" draw:line-skew="-0.191cm 2.351cm" svg:x1="5.6cm" svg:y1="8.301cm" svg:x2="15.526cm" svg:y2="5.05cm" draw:start-shape="id5" draw:start-glue-point="2" draw:end-shape="id6" draw:end-glue-point="3" svg:d="M5600 8301c0 466 4008 389 5773-540s1287-2711 4153-2711" svg:viewBox="0 0 9927 3531">
          <text:p/>
        </draw:connector>
        <draw:custom-shape draw:style-name="gr1" draw:text-style-name="P1" xml:id="id12" draw:id="id12" draw:layer="layout" svg:width="2.7cm" svg:height="0.7cm" svg:x="1.299cm" svg:y="14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8cm" svg:height="6.601cm" svg:x="0.799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2.399cm" svg:y="12.099cm">
          <draw:text-box>
            <text:p><text:span text:style-name="T1">Open Data Portal </text:span><text:span text:style-name="T2">n</text:span></text:p>
          </draw:text-box>
        </draw:frame>
        <draw:frame draw:style-name="gr10" draw:text-style-name="P4" draw:layer="layout" svg:width="3cm" svg:height="1.45cm" svg:x="4.2cm" svg:y="12.75cm">
          <draw:text-box>
            <text:p text:style-name="P3"><text:span text:style-name="T4">...</text:span></text:p>
          </draw:text-box>
        </draw:frame>
        <draw:frame draw:style-name="gr5" draw:text-style-name="P5" draw:layer="layout" svg:width="3.1cm" svg:height="1.099cm" svg:x="1.099cm" svg:y="14.6cm">
          <draw:text-box>
            <text:p text:style-name="P3"><text:span text:style-name="T5">Local Tag </text:span><text:span text:style-name="T11">t</text:span><text:span text:style-name="T7">n1</text:span></text:p>
          </draw:text-box>
        </draw:frame>
        <draw:custom-shape draw:style-name="gr1" draw:text-style-name="P1" xml:id="id10" draw:id="id10" draw:layer="layout" svg:width="2.7cm" svg:height="0.7cm" svg:x="4.263cm" svg:y="14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201cm" svg:height="1.099cm" svg:x="3.999cm" svg:y="14.601cm">
          <draw:text-box>
            <text:p text:style-name="P3"><text:span text:style-name="T5">Local Tag </text:span><text:span text:style-name="T11">t</text:span><text:span text:style-name="T9">n2</text:span></text:p>
          </draw:text-box>
        </draw:frame>
        <draw:custom-shape draw:style-name="gr1" draw:text-style-name="P1" xml:id="id9" draw:id="id9" draw:layer="layout" svg:width="2.7cm" svg:height="0.7cm" svg:x="7.226cm" svg:y="14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301cm" svg:height="1.099cm" svg:x="6.899cm" svg:y="14.601cm">
          <draw:text-box>
            <text:p text:style-name="P3"><text:span text:style-name="T5">Local Tag </text:span><text:span text:style-name="T11">t</text:span><text:span text:style-name="T9">n3</text:span></text:p>
          </draw:text-box>
        </draw:frame>
        <draw:custom-shape draw:style-name="gr1" draw:text-style-name="P1" xml:id="id7" draw:id="id7" draw:layer="layout" svg:width="2.901cm" svg:height="0.7cm" svg:x="4.199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301cm" svg:height="1.099cm" svg:x="3.999cm" svg:y="16.601cm">
          <draw:text-box>
            <text:p text:style-name="P3"><text:span text:style-name="T5">Local Tag </text:span><text:span text:style-name="T11">t</text:span><text:span text:style-name="T10">nT'</text:span></text:p>
          </draw:text-box>
        </draw:frame>
        <draw:frame draw:style-name="gr4" draw:text-style-name="P4" draw:layer="layout" svg:width="3cm" svg:height="1.45cm" draw:transform="rotate (-1.57603231455088) translate (18.231cm 13.577cm)">
          <draw:text-box>
            <text:p text:style-name="P3"><text:span text:style-name="T4">...</text:span></text:p>
          </draw:text-box>
        </draw:frame>
        <draw:custom-shape draw:style-name="gr7" draw:text-style-name="P1" xml:id="id11" draw:id="id11" draw:layer="layout" svg:width="3.775cm" svg:height="0.7cm" svg:x="15.525cm" svg:y="12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101cm" svg:height="1.099cm" svg:x="15.347cm" svg:y="12.6cm">
          <draw:text-box>
            <text:p text:style-name="P3"><text:span text:style-name="T5">&lt;SemanticTag</text:span><text:span text:style-name="T7">y</text:span><text:span text:style-name="T5">&gt;</text:span></text:p>
          </draw:text-box>
        </draw:frame>
        <draw:custom-shape draw:style-name="gr7" draw:text-style-name="P1" xml:id="id13" draw:id="id13" draw:layer="layout" svg:width="3.715cm" svg:height="0.7cm" svg:x="15.585cm" svg:y="13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101cm" svg:height="1.099cm" svg:x="15.399cm" svg:y="13.6cm">
          <draw:text-box>
            <text:p text:style-name="P3"><text:span text:style-name="T5">&lt;SemanticTag</text:span><text:span text:style-name="T7">z</text:span><text:span text:style-name="T5">&gt;</text:span></text:p>
          </draw:text-box>
        </draw:frame>
        <draw:custom-shape draw:style-name="gr7" draw:text-style-name="P1" xml:id="id8" draw:id="id8" draw:layer="layout" svg:width="3.775cm" svg:height="0.7cm" svg:x="15.54cm" svg:y="15.7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301cm" svg:height="1.099cm" svg:x="15.299cm" svg:y="15.6cm">
          <draw:text-box>
            <text:p text:style-name="P3"><text:span text:style-name="T5">&lt;SemanticTag</text:span><text:span text:style-name="T7">G</text:span><text:span text:style-name="T5">&gt;</text:span></text:p>
          </draw:text-box>
        </draw:frame>
        <draw:connector draw:style-name="gr9" draw:text-style-name="P1" draw:layer="layout" draw:type="curve" svg:x1="7.1cm" svg:y1="17.05cm" svg:x2="15.54cm" svg:y2="16.109cm" draw:start-shape="id7" draw:start-glue-point="1" draw:end-shape="id8" draw:end-glue-point="3" svg:d="M7100 17050c6330 0 2110-941 8440-941" svg:viewBox="0 0 8441 942">
          <text:p/>
        </draw:connector>
        <draw:connector draw:style-name="gr9" draw:text-style-name="P1" draw:layer="layout" draw:type="curve" svg:x1="9.926cm" svg:y1="15.05cm" svg:x2="15.526cm" svg:y2="7.05cm" draw:start-shape="id9" draw:start-glue-point="1" draw:end-shape="id2" svg:d="M9926 15050c4201 0 1402-8000 5600-8000" svg:viewBox="0 0 5601 8001">
          <text:p/>
        </draw:connector>
        <draw:connector draw:style-name="gr9" draw:text-style-name="P1" draw:layer="layout" draw:type="curve" draw:line-skew="-0.191cm 2.351cm" svg:x1="5.613cm" svg:y1="15.4cm" svg:x2="15.525cm" svg:y2="13.089cm" draw:start-shape="id10" draw:start-glue-point="2" draw:end-shape="id11" draw:end-glue-point="3" svg:d="M5613 15400c0 466 3991 389 5746-305s1271-2006 4166-2006" svg:viewBox="0 0 9913 2606">
          <text:p/>
        </draw:connector>
        <draw:connector draw:style-name="gr9" draw:text-style-name="P1" draw:layer="layout" draw:type="curve" draw:line-skew="0cm 4.336cm" svg:x1="2.649cm" svg:y1="15.399cm" svg:x2="15.585cm" svg:y2="14.124cm" draw:start-shape="id12" draw:start-glue-point="2" draw:end-shape="id13" draw:end-glue-point="3" svg:d="M2649 15399c0 753 5740 628 8428 121s2323-1396 4508-1396" svg:viewBox="0 0 12937 1809">
          <text:p/>
        </draw:connector>
        <draw:connector draw:style-name="gr11" draw:text-style-name="P1" draw:layer="layout" draw:type="curve" svg:x1="19.3cm" svg:y1="13.089cm" svg:x2="19.3cm" svg:y2="5.05cm" draw:start-shape="id11" draw:end-shape="id6" draw:end-glue-point="1" svg:d="M19300 13089c753 0 753-8039 0-8039" svg:viewBox="0 0 566 8040">
          <text:p/>
        </draw:connector>
        <draw:custom-shape draw:style-name="gr12" draw:text-style-name="P1" draw:layer="layout" svg:width="3.3cm" svg:height="1cm" svg:x="1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6" draw:id="id16" draw:layer="layout" svg:width="3.2cm" svg:height="1.099cm" svg:x="1.3cm" svg:y="2.202cm">
          <draw:text-box>
            <text:p text:style-name="P3"><text:span text:style-name="T5">Group g</text:span><text:span text:style-name="T7">1</text:span></text:p>
          </draw:text-box>
        </draw:frame>
        <draw:custom-shape draw:style-name="gr12" draw:text-style-name="P1" draw:layer="layout" svg:width="3.3cm" svg:height="1cm" svg:x="6.901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4" draw:id="id14" draw:layer="layout" svg:width="3.2cm" svg:height="1.099cm" svg:x="7.001cm" svg:y="2.202cm">
          <draw:text-box>
            <text:p text:style-name="P3"><text:span text:style-name="T5">Group g</text:span><text:span text:style-name="T7">G</text:span></text:p>
          </draw:text-box>
        </draw:frame>
        <draw:line draw:style-name="gr8" draw:text-style-name="P1" draw:layer="layout" svg:x1="7.7cm" svg:y1="3.8cm" svg:x2="8.041cm" svg:y2="3.18cm">
          <text:p/>
        </draw:line>
        <draw:line draw:style-name="gr8" draw:text-style-name="P1" draw:layer="layout" svg:x1="3.5cm" svg:y1="3.8cm" svg:x2="3.1cm" svg:y2="3.2cm">
          <text:p/>
        </draw:line>
        <draw:line draw:style-name="gr8" draw:text-style-name="P1" draw:layer="layout" svg:x1="3.951cm" svg:y1="3.836cm" svg:x2="7.2cm" svg:y2="3cm">
          <text:p/>
        </draw:line>
        <draw:frame draw:style-name="gr4" draw:text-style-name="P4" draw:layer="layout" svg:width="3cm" svg:height="1.45cm" svg:x="4.1cm" svg:y="1.65cm">
          <draw:text-box>
            <text:p text:style-name="P3"><text:span text:style-name="T4">...</text:span></text:p>
          </draw:text-box>
        </draw:frame>
        <draw:custom-shape draw:style-name="gr13" draw:text-style-name="P1" xml:id="id15" draw:id="id15" draw:layer="layout" svg:width="3.974cm" svg:height="0.7cm" svg:x="15.407cm" svg:y="2.7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cm" svg:height="1.099cm" svg:x="14.9cm" svg:y="2.601cm">
          <draw:text-box>
            <text:p text:style-name="P3"><text:span text:style-name="T5">&lt;SemanticGroup</text:span><text:span text:style-name="T7">1</text:span><text:span text:style-name="T5">&gt;</text:span></text:p>
          </draw:text-box>
        </draw:frame>
        <draw:connector draw:style-name="gr9" draw:text-style-name="P1" draw:layer="layout" draw:type="curve" svg:x1="10.201cm" svg:y1="2.751cm" svg:x2="15.407cm" svg:y2="3.088cm" draw:start-shape="id14" draw:start-glue-point="1" draw:end-shape="id15" draw:end-glue-point="3" svg:d="M10201 2751c3904 0 1302 337 5206 337" svg:viewBox="0 0 5207 338">
          <text:p/>
        </draw:connector>
        <draw:connector draw:style-name="gr9" draw:text-style-name="P1" draw:layer="layout" draw:type="curve" draw:line-skew="0.282cm" svg:x1="2.9cm" svg:y1="2.202cm" svg:x2="17.394cm" svg:y2="2.738cm" draw:start-shape="id16" draw:start-glue-point="0" draw:end-shape="id15" draw:end-glue-point="0" svg:d="M2900 2202c0-327 14494-595 14494 536" svg:viewBox="0 0 14495 8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Roman101" svg:font-family="LMRoman10"/>
    <style:font-face style:name="LMRoman102" svg:font-family="LMRoman10" style:font-adornments="Regular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Droid Sans Fallback2" svg:font-family="'Droid Sans Fallback'" style:font-pitch="variable"/>
    <style:font-face style:name="FreeSans4" svg:font-family="FreeSans" style:font-pitch="variable"/>
    <style:font-face style:name="LMRoman10" svg:font-family="LMRoman10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1:33:15.949586723</meta:creation-date>
    <dc:date>2016-05-31T21:10:22.027919096</dc:date>
    <meta:editing-duration>PT4H36M32S</meta:editing-duration>
    <meta:editing-cycles>3</meta:editing-cycles>
    <meta:generator>LibreOffice/4.2.8.2$Linux_X86_64 LibreOffice_project/420m0$Build-2</meta:generator>
    <meta:document-statistic meta:object-count="68"/>
  </office:meta>
</office:document-meta>
</file>